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1"><text:a xlink:type="simple" xlink:href="#__RefHeading___Toc1_2367263908" text:style-name="Index_20_Link" text:visited-style-name="Index_20_Link">1 Wenn eine Wahlvorstand für eine Betriebsratswahl bestellt wird, existiert dann schon eine Wählerliste?<text:tab/>2</text:a></text:p>
        </text:index-body>
      </text:table-of-content>
      <text:h text:style-name="P2" text:outline-level="1"/>
      <text:h text:style-name="P3" text:outline-level="1"><text:bookmark-start text:name="__RefHeading___Toc1_2367263908"/>Wenn eine Wahlvorstand für eine Betriebsratswahl bestellt wird, existiert dann schon eine Wählerliste? <text:bookmark-end text:name="__RefHeading___Toc1_2367263908"/></text:h>
      <text:p text:style-name="Text_20_body">In der Regel <text:span text:style-name="Strong_20_Emphasis">existiert die Wählerliste noch nicht</text:span>, wenn der Wahlvorstand für eine Betriebsratswahl bestellt wird.</text:p>
      <text:p text:style-name="P4"><text:bookmark-start text:name="__RefHeading___Toc3_2367263908"/>Warum das so ist:<text:bookmark-end text:name="__RefHeading___Toc3_2367263908"/></text:p>
      <text:p text:style-name="Text_20_body">Die <text:span text:style-name="Strong_20_Emphasis">Wählerliste</text:span> wird vom <text:span text:style-name="Strong_20_Emphasis">Wahlvorstand erstellt</text:span>. Dieser ist das Gremium, das die Betriebsratswahl durchführt, organisiert und überwacht. Erst <text:span text:style-name="Strong_20_Emphasis">nach seiner Bestellung</text:span> beginnt der Wahlvorstand mit den vorbereitenden Maßnahmen – dazu gehört insbesondere:</text:p>
      <text:list text:style-name="L1">
        <text:list-item>
          <text:p text:style-name="P5">Die <text:span text:style-name="Strong_20_Emphasis">Erstellung der Wählerliste</text:span> (§ 2 Abs. 1 WO BetrVG),</text:p>
        </text:list-item>
        <text:list-item>
          <text:p text:style-name="P5">Die Festlegung des Wahltags und des Zeitplans,</text:p>
        </text:list-item>
        <text:list-item>
          <text:p text:style-name="P5">Die Erstellung und Veröffentlichung des Wahlausschreibens.</text:p>
        </text:list-item>
      </text:list>
      <text:p text:style-name="P4"><text:bookmark-start text:name="__RefHeading___Toc5_2367263908"/>Ausnahme:<text:bookmark-end text:name="__RefHeading___Toc5_2367263908"/></text:p>
      <text:p text:style-name="Text_20_body">In sehr seltenen Fällen, etwa bei einer Wiederholungswahl oder bei Vorbereitung durch den bisherigen Betriebsrat, <text:span text:style-name="Strong_20_Emphasis">könnte eine vorläufige oder vorbereitete Wählerliste existieren</text:span> – doch rechtlich maßgeblich ist immer die vom <text:span text:style-name="Strong_20_Emphasis">bestellten Wahlvorstand erstellte</text:span> und öffentlich ausgelegte Liste.</text:p>
      <text:p text:style-name="P4"><text:bookmark-start text:name="__RefHeading___Toc7_2367263908"/>Fazit:<text:bookmark-end text:name="__RefHeading___Toc7_2367263908"/></text:p>
      <text:p text:style-name="Text_20_body"><text:span text:style-name="Strong_20_Emphasis">Nein</text:span>, bei der Bestellung des Wahlvorstands existiert normalerweise <text:span text:style-name="Strong_20_Emphasis">noch keine Wählerliste</text:span> – sie ist eine der ersten Aufgaben <text:span text:style-name="Strong_20_Emphasis">nach</text:span> seiner Bestellu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>
        <style:tab-stops/>
      </style:paragraph-properties>
      <style:text-properties fo:font-size="12pt" fo:font-style="italic" fo:font-weight="normal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style="italic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st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st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12:53:28.472157100</meta:creation-date>
    <dc:date>2025-05-18T16:37:17.853494600</dc:date>
    <meta:editing-duration>PT3H31M59S</meta:editing-duration>
    <meta:editing-cycles>1</meta:editing-cycles>
    <meta:document-statistic meta:table-count="0" meta:image-count="0" meta:object-count="0" meta:page-count="2" meta:paragraph-count="13" meta:word-count="165" meta:character-count="1221" meta:non-whitespace-character-count="1069"/>
    <meta:generator>LibreOffice/25.2.2.2$Windows_X86_64 LibreOffice_project/7370d4be9e3cf6031a51beef54ff3bda878e3fac</meta:generator>
  </office:meta>
</office:document-meta>
</file>